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DOMSessionTransformer.startElement( String uri , String name , String raw ,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dDOMSessionTransformer.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dDOMSessionTransformer.endElement( String uri , String 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dDOMSessionTransformer.setup( SourceResolver resolver , Map objectModel , String source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